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9431">
            <text:p>91.943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559">
            <text:p>96.55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913">
            <text:p>97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077">
            <text:p>95.3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158">
            <text:p>96.0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125">
            <text:p>98.4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533">
            <text:p>97.85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895">
            <text:p>96.0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3722">
            <text:p>95.3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734">
            <text:p>97.17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923">
            <text:p>97.6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0714">
            <text:p>99.0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909">
            <text:p>97.0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25">
            <text:p>98.0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7238">
            <text:p>98.7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0692">
            <text:p>96.0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222">
            <text:p>99.1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263">
            <text:p>96.0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8087">
            <text:p>98.8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147">
            <text:p>96.71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412">
            <text:p>98.4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549">
            <text:p>97.2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2452">
            <text:p>98.2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849">
            <text:p>97.0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4714">
            <text:p>97.47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8">
            <text:p>98.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7619">
            <text:p>98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3.5813">
            <text:p>93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36">
            <text:p>97.613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458">
            <text:p>97.545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0882">
            <text:p>98.0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1">
            <text:p>95.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8222">
            <text:p>95.8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886">
            <text:p>97.1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11">
            <text:p>97.28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17">
            <text:p>98.1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065">
            <text:p>97.00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8616">
            <text:p>96.861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81">
            <text:p>98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277">
            <text:p>97.727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5276">
            <text:p>98.527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848">
            <text:p>97.384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964">
            <text:p>96.69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849">
            <text:p>96.7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9157">
            <text:p>97.91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091">
            <text:p>97.90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88">
            <text:p>95.8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095">
            <text:p>97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2">
            <text:p>98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6056">
            <text:p>98.60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3762">
            <text:p>95.3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95">
            <text:p>95.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948">
            <text:p>98.19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154">
            <text:p>96.9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467">
            <text:p>96.74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09">
            <text:p>96.9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45">
            <text:p>96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575">
            <text:p>97.95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478">
            <text:p>97.9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625">
            <text:p>96.6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1615">
            <text:p>99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23">
            <text:p>97.2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2">
            <text:p>95.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1786">
            <text:p>94.1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467">
            <text:p>97.1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85">
            <text:p>96.8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727">
            <text:p>99.1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15">
            <text:p>97.2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955">
            <text:p>97.79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152">
            <text:p>97.11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281">
            <text:p>97.62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316">
            <text:p>98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156">
            <text:p>97.4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382">
            <text:p>97.138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286">
            <text:p>97.7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852">
            <text:p>97.3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2">
            <text:p>94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238">
            <text:p>97.32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8308">
            <text:p>96.8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24">
            <text:p>97.2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16">
            <text:p>97.2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188">
            <text:p>97.9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773">
            <text:p>96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833">
            <text:p>98.6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7478">
            <text:p>98.7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08">
            <text:p>98.0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294">
            <text:p>96.3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67">
            <text:p>96.4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625">
            <text:p>96.7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969">
            <text:p>96.9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71">
            <text:p>97.2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86">
            <text:p>97.7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7188">
            <text:p>96.7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458">
            <text:p>97.1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844">
            <text:p>98.2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214">
            <text:p>98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8.3639">
            <text:p>98.36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8069">
            <text:p>96.8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923">
            <text:p>98.39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7">
            <text:p>98.2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83">
            <text:p>98.8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768">
            <text:p>96.876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591">
            <text:p>97.8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02">
            <text:p>97.510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.275">
            <text:p>94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191">
            <text:p>97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454">
            <text:p>97.445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067">
            <text:p>96.6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528">
            <text:p>97.25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519">
            <text:p>97.7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849">
            <text:p>98.084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555">
            <text:p>95.9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163">
            <text:p>97.116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077">
            <text:p>99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116">
            <text:p>96.5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8192">
            <text:p>98.819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2708">
            <text:p>96.270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519">
            <text:p>97.7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871">
            <text:p>96.9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2871">
            <text:p>97.2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786">
            <text:p>95.6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611">
            <text:p>96.96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765">
            <text:p>97.97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72">
            <text:p>98.3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945">
            <text:p>97.4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64">
            <text:p>96.7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1607">
            <text:p>98.1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6581">
            <text:p>95.65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8778">
            <text:p>95.8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5516">
            <text:p>98.5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formula="of:=SUM([.A1:.A500])/500" office:value-type="float" office:value="98.0494876">
            <text:p>98.0494876</text:p>
          </table:table-cell>
          <table:table-cell table:formula="of:=SUM([.B1:.B500])/500" office:value-type="float" office:value="15.492">
            <text:p>15.4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19:21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